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00000000F05C54FAA.gif"/>
  <manifest:file-entry manifest:media-type="image/gif" manifest:full-path="Pictures/10000000000001BB00000155F8A1EE4A.gif"/>
  <manifest:file-entry manifest:media-type="image/gif" manifest:full-path="Pictures/10000000000003830000015D06BBB0BE.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02cm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94bd5e" fo:padding="0.097cm" fo:border-left="none" fo:border-right="none" fo:border-top="0.002cm solid #000000" fo:border-bottom="0.002cm solid #000000">
        <style:background-image/>
      </style:table-cell-properties>
    </style:style>
    <style:style style:name="Tableau3.C1" style:family="table-cell">
      <style:table-cell-properties fo:background-color="#94bd5e" fo:padding="0.097cm" fo:border-left="none" fo:border-right="0.002cm solid #000000" fo:border-top="0.002cm solid #000000" fo:border-bottom="0.002cm solid #000000">
        <style:background-image/>
      </style:table-cell-properties>
    </style:style>
    <style:style style:name="Tableau3.A2" style:family="table-cell" style:data-style-name="N0">
      <style:table-cell-properties fo:padding="0.097cm" fo:border-left="0.002cm solid #000000" fo:border-right="none" fo:border-top="none" fo:border-bottom="0.002cm solid #000000"/>
    </style:style>
    <style:style style:name="Tableau3.B2" style:family="table-cell">
      <style:table-cell-properties fo:padding="0.097cm" fo:border-left="none" fo:border-right="none" fo:border-top="none" fo:border-bottom="0.002cm solid #000000"/>
    </style:style>
    <style:style style:name="Tableau3.C2" style:family="table-cell">
      <style:table-cell-properties fo:padding="0.097cm" fo:border-left="none" fo:border-right="0.002cm solid #000000" fo:border-top="none" fo:border-bottom="0.002cm solid #000000"/>
    </style:style>
    <style:style style:name="Tableau3.A3" style:family="table-cell">
      <style:table-cell-properties fo:padding="0.097cm" fo:border-left="0.002cm solid #000000" fo:border-right="none" fo:border-top="none" fo:border-bottom="0.002cm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02cm solid #000000"/>
    </style:style>
    <style:style style:name="Tableau27.A13" style:family="table-cell">
      <style:table-cell-properties fo:padding="0.049cm" fo:border-left="0.002cm solid #000000" fo:border-right="0.002cm solid #000000" fo:border-top="none" fo:border-bottom="0.002cm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02cm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02cm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02cm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02cm solid #000000"/>
    </style:style>
    <style:style style:name="Tableau29" style:family="table">
      <style:table-properties style:width="17.013cm" fo:margin-left="0cm" fo:margin-right="-0.012cm" table:align="margins"/>
    </style:style>
    <style:style style:name="Tableau29.A" style:family="table-column">
      <style:table-column-properties style:column-width="2.937cm" style:rel-column-width="11313*"/>
    </style:style>
    <style:style style:name="Tableau29.B" style:family="table-column">
      <style:table-column-properties style:column-width="9.999cm" style:rel-column-width="38519*"/>
    </style:style>
    <style:style style:name="Tableau29.C" style:family="table-column">
      <style:table-column-properties style:column-width="4.076cm" style:rel-column-width="15703*"/>
    </style:style>
    <style:style style:name="Tableau29.1" style:family="table-row">
      <style:table-row-properties style:keep-together="false" fo:keep-together="always"/>
    </style:style>
    <style:style style:name="Tableau29.A1" style:family="table-cell">
      <style:table-cell-properties fo:padding="0.049cm" fo:border="0.002cm solid #000000"/>
    </style:style>
    <style:style style:name="Tableau29.A14" style:family="table-cell">
      <style:table-cell-properties fo:padding="0.049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2.937cm" style:rel-column-width="11313*"/>
    </style:style>
    <style:style style:name="Tableau2.B" style:family="table-column">
      <style:table-column-properties style:column-width="9.999cm" style:rel-column-width="38519*"/>
    </style:style>
    <style:style style:name="Tableau2.C" style:family="table-column">
      <style:table-column-properties style:column-width="4.076cm" style:rel-column-width="15703*"/>
    </style:style>
    <style:style style:name="Tableau2.A1" style:family="table-cell">
      <style:table-cell-properties fo:padding="0.049cm" fo:border="0.002cm solid #000000"/>
    </style:style>
    <style:style style:name="Tableau2.A2" style:family="table-cell">
      <style:table-cell-properties fo:padding="0.049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02cm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02cm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02cm solid #000000"/>
    </style:style>
    <style:style style:name="Tableau1.D1" style:family="table-cell">
      <style:table-cell-properties fo:padding="0.049cm" fo:border-left="0.002cm solid #000000" fo:border-right="none" fo:border-top="0.002cm solid #000000" fo:border-bottom="0.002cm solid #000000"/>
    </style:style>
    <style:style style:name="Tableau24" style:family="table">
      <style:table-properties style:width="17.013cm" fo:margin-left="0cm" fo:margin-right="-0.012cm" table:align="margins"/>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3.399cm" style:rel-column-width="13106*"/>
    </style:style>
    <style:style style:name="Tableau25.E" style:family="table-column">
      <style:table-column-properties style:column-width="3.401cm" style:rel-column-width="13111*"/>
    </style:style>
    <style:style style:name="Tableau25.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2.833cm" style:rel-column-width="10922*"/>
    </style:style>
    <style:style style:name="Tableau18.F" style:family="table-column">
      <style:table-column-properties style:column-width="2.835cm" style:rel-column-width="1092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5.667cm" style:rel-column-width="21844*"/>
    </style:style>
    <style:style style:name="Tableau22.C" style:family="table-column">
      <style:table-column-properties style:column-width="5.667cm" style:rel-column-width="21847*"/>
    </style:style>
    <style:style style:name="Tableau22.A1" style:family="table-cell">
      <style:table-cell-properties fo:padding="0.049cm" fo:border="0.002cm solid #000000"/>
    </style:style>
    <style:style style:name="Tableau23" style:family="table">
      <style:table-properties style:width="17cm" table:align="margins"/>
    </style:style>
    <style:style style:name="Tableau23.A" style:family="table-column">
      <style:table-column-properties style:column-width="5.667cm" style:rel-column-width="21844*"/>
    </style:style>
    <style:style style:name="Tableau23.C" style:family="table-column">
      <style:table-column-properties style:column-width="5.667cm" style:rel-column-width="21847*"/>
    </style:style>
    <style:style style:name="Tableau23.A1" style:family="table-cell">
      <style:table-cell-properties fo:padding="0.049cm" fo:border="0.002cm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02cm solid #000000"/>
    </style:style>
    <style:style style:name="Tableau7" style:family="table">
      <style:table-properties style:width="17cm" table:align="margins"/>
    </style:style>
    <style:style style:name="Tableau7.A" style:family="table-column">
      <style:table-column-properties style:column-width="1.889cm" style:rel-column-width="7281*"/>
    </style:style>
    <style:style style:name="Tableau7.I" style:family="table-column">
      <style:table-column-properties style:column-width="1.891cm" style:rel-column-width="7287*"/>
    </style:style>
    <style:style style:name="Tableau7.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list-style-name="List_20_1"/>
    <style:style style:name="P4" style:family="paragraph" style:parent-style-name="Text_20_body" style:list-style-name="List_20_1"/>
    <style:style style:name="P5" style:family="paragraph" style:parent-style-name="Text_20_body" style:list-style-name="Numbering_20_1"/>
    <style:style style:name="P6" style:family="paragraph" style:parent-style-name="Text_20_body" style:list-style-name="L1"/>
    <style:style style:name="P7" style:family="paragraph" style:parent-style-name="Text_20_body" style:list-style-name="L2"/>
    <style:style style:name="P8" style:family="paragraph" style:parent-style-name="Table_20_Contents">
      <style:paragraph-properties fo:text-align="center" style:justify-single-word="false"/>
      <style:text-properties officeooo:paragraph-rsid="0012ac8f"/>
    </style:style>
    <style:style style:name="P9" style:family="paragraph" style:parent-style-name="Table_20_Contents">
      <style:paragraph-properties fo:text-align="start" style:justify-single-word="false"/>
      <style:text-properties officeooo:paragraph-rsid="0012ac8f"/>
    </style:style>
    <style:style style:name="P10" style:family="paragraph" style:parent-style-name="Preformatted_20_Text" style:list-style-name="List_20_1"/>
    <style:style style:name="P11" style:family="paragraph">
      <style:paragraph-properties fo:margin-left="0cm" fo:margin-right="0cm" fo:margin-top="0cm" fo:margin-bottom="0cm" fo:line-height="100%" fo:text-align="center" fo:text-indent="0cm"/>
    </style:style>
    <style:style style:name="P1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12ac8f"/>
    </style:style>
    <style:style style:name="T7"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2"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684045565" text:style-name="List_20_1">
        <text:list-item>
          <text:p text:style-name="P4">Aller dans le module “Gestion documentaire”</text:p>
        </text:list-item>
        <text:list-item>
          <text:p text:style-name="P4">Sélectionner le menu “Création / Famille”</text:p>
        </text:list-item>
        <text:list-item>
          <text:p text:style-name="P4">Indiquer de quel famille la nouvelle famille doit hériter</text:p>
        </text:list-item>
        <text:list-item>
          <text:p text:style-name="P4">Indiquer le nom de la famille</text:p>
        </text:list-item>
        <text:list-item>
          <text:p text:style-name="P4">Cliquer sur “Créer une nouvelle famille”</text:p>
        </text:list-item>
        <text:list-item>
          <text:p text:style-name="P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4">Clic droit sur la famille</text:p>
        </text:list-item>
        <text:list-item>
          <text:p text:style-name="P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2"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4">La première ligne permet de définir le cadre (bordure qui entoure les champs)</text:p>
        </text:list-item>
        <text:list-item>
          <text:p text:style-name="P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4">Expliquer comment importer des familles dans dynacase en utilisant l'interface Web ou la ligne de commandes.</text:p>
        </text:list-item>
        <text:list-item>
          <text:p text:style-name="P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4">Construire un fichier OpenOffice.org ou .cvs en suivant les instructions des chapitres suivants</text:p>
        </text:list-item>
        <text:list-item>
          <text:p text:style-name="P4">Se placer dans le module “Gestion documentaire” de dynacase</text:p>
        </text:list-item>
        <text:list-item>
          <text:p text:style-name="P4">Utiliser le menu “Outils / Importer des documents”</text:p>
        </text:list-item>
        <text:list-item>
          <text:p text:style-name="P4"><text:soft-page-break/>Cliquer sur le bouton “Parcourir” et sélectionner le document .csv ou OpenOffice.org</text:p>
        </text:list-item>
        <text:list-item>
          <text:p text:style-name="P4">Cliquer sur le bouton “Analyse” pour détecter les anomalies</text:p>
        </text:list-item>
        <text:list-item>
          <text:p text:style-name="P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freedom_import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freedom_import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text:soft-page-break/>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3" draw:name="Objet2" text:anchor-type="paragraph" svg:x="1.236cm" svg:y="-0.152cm" svg:width="14.792cm" svg:height="0.875cm" draw:z-index="8"><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2" office:value-type="string">
            <text:p text:style-name="Table_20_Contents">Obligatoire</text:p>
          </table:table-cell>
          <table:table-cell table:style-name="Tableau3.C2" office:value-type="string">
            <text:p text:style-name="Table_20_Contents">BEGIN</text:p>
          </table:table-cell>
        </table:table-row>
        <table:table-row>
          <table:table-cell table:style-name="Tableau3.A3" office:value-type="string">
            <text:p text:style-name="Table_20_Contents">2 (fromid)</text:p>
          </table:table-cell>
          <table:table-cell table:style-name="Tableau3.B2" office:value-type="string">
            <text:p text:style-name="Table_20_Contents">Facultatif</text:p>
          </table:table-cell>
          <table:table-cell table:style-name="Tableau3.C2"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3" office:value-type="string">
            <text:p text:style-name="Table_20_Contents">4 (titre)</text:p>
          </table:table-cell>
          <table:table-cell table:style-name="Tableau3.B2" office:value-type="string">
            <text:p text:style-name="Table_20_Contents">Obligatoire</text:p>
          </table:table-cell>
          <table:table-cell table:style-name="Tableau3.C2"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3" office:value-type="string">
            <text:p text:style-name="Table_20_Contents">5 (id)</text:p>
          </table:table-cell>
          <table:table-cell table:style-name="Tableau3.B2" office:value-type="string">
            <text:p text:style-name="Table_20_Contents">Réservé</text:p>
          </table:table-cell>
          <table:table-cell table:style-name="Tableau3.C2"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3" office:value-type="string">
            <text:p text:style-name="Table_20_Contents">6 (class)</text:p>
          </table:table-cell>
          <table:table-cell table:style-name="Tableau3.B2" office:value-type="string">
            <text:p text:style-name="Table_20_Contents">Facultatif</text:p>
          </table:table-cell>
          <table:table-cell table:style-name="Tableau3.C2"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3" office:value-type="string">
            <text:p text:style-name="Table_20_Contents">7 (name)</text:p>
          </table:table-cell>
          <table:table-cell table:style-name="Tableau3.B2" office:value-type="string">
            <text:p text:style-name="Table_20_Contents">Obligatoire</text:p>
          </table:table-cell>
          <table:table-cell table:style-name="Tableau3.C2"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text:soft-page-break/>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draw:g text:anchor-type="as-char" draw:z-index="13" draw:style-name="gr1"><draw:custom-shape draw:style-name="gr2" draw:text-style-name="P12" draw:id="id1" svg:width="7.002cm" svg:height="0.914cm" svg:x="0cm" svg:y="0cm"><text:p text:style-name="P11"><text:span text:style-name="T7">Classe Doc</text:span></text:p><draw:enhanced-geometry svg:viewBox="0 0 21600 21600" draw:type="rectangle" draw:enhanced-path="M 0 0 L 21600 0 21600 21600 0 21600 0 0 Z N"/></draw:custom-shape><draw:custom-shape draw:style-name="gr2" draw:text-style-name="P12" draw:id="id2" svg:width="6.696cm" svg:height="5.783cm" svg:x="0.152cm" svg:y="2.131cm"><text:p text:style-name="P11"><text:span text:style-name="T7">Classe MaFamille</text:span></text:p><text:p text:style-name="P11"><text:span text:style-name="T7"/></text:p><text:p text:style-name="P11"><text:span text:style-name="T7"/></text:p><text:p text:style-name="P11"><text:span text:style-name="T7"/></text:p><text:p text:style-name="P11"><text:span text:style-name="T7"/></text:p><text:p text:style-name="P11"><text:span text:style-name="T7"/></text:p><text:p text:style-name="P11"><text:span text:style-name="T7"/></text:p><text:p text:style-name="P11"><text:span text:style-name="T7"/></text:p><text:p text:style-name="P11"><text:span text:style-name="T7"/></text:p><text:p text:style-name="P11"><text:span text:style-name="T7"/></text:p><text:p text:style-name="P11"><text:span text:style-name="T7"/></text:p><draw:enhanced-geometry svg:viewBox="0 0 21600 21600" draw:type="rectangle" draw:enhanced-path="M 0 0 L 21600 0 21600 21600 0 21600 0 0 Z N"/></draw:custom-shape><draw:custom-shape draw:style-name="gr3" draw:text-style-name="P12" svg:width="3.652cm" svg:height="1.523cm" svg:x="1.674cm" svg:y="3.651cm"><text:p text:style-name="P11"><text:span text:style-name="T7">Méthode Principale</text:span></text:p><draw:enhanced-geometry svg:viewBox="0 0 21600 21600" draw:type="rectangle" draw:enhanced-path="M 0 0 L 21600 0 21600 21600 0 21600 0 0 Z N"/></draw:custom-shape><draw:custom-shape draw:style-name="gr3" draw:text-style-name="P12" svg:width="3.652cm" svg:height="1.523cm" svg:x="1.674cm" svg:y="5.417cm"><text:p text:style-name="P11"><text:span text:style-name="T7">Méthode Secondaire</text:span></text:p><draw:enhanced-geometry svg:viewBox="0 0 21600 21600" draw:type="rectangle" draw:enhanced-path="M 0 0 L 21600 0 21600 21600 0 21600 0 0 Z N"/></draw:custom-shape><draw:connector draw:style-name="gr4" draw:text-style-name="P12" svg:x1="3.5cm" svg:y1="0.915cm" svg:x2="3.5cm" svg:y2="2.132cm" draw:start-shape="id1" draw:start-glue-point="2" draw:end-shape="id2" draw:end-glue-point="0" svg:d="m1984-1724v690"><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14" draw:style-name="gr1"><draw:custom-shape draw:style-name="gr2" draw:text-style-name="P12" draw:id="id3" svg:width="7.002cm" svg:height="0.914cm" svg:x="0cm" svg:y="0cm"><text:p text:style-name="P11"><text:span text:style-name="T7">Classe Doc</text:span></text:p><draw:enhanced-geometry svg:viewBox="0 0 21600 21600" draw:type="rectangle" draw:enhanced-path="M 0 0 L 21600 0 21600 21600 0 21600 0 0 Z N"/></draw:custom-shape><draw:custom-shape draw:style-name="gr2" draw:text-style-name="P12" draw:id="id5" svg:width="7.002cm" svg:height="1.999cm" svg:x="0cm" svg:y="4.701cm"><text:p text:style-name="P11"><text:span text:style-name="T7">Classe MaFamille</text:span></text:p><text:p text:style-name="P11"><text:span text:style-name="T7"/></text:p><text:p text:style-name="P11"><text:span text:style-name="T7"/></text:p><text:p text:style-name="P11"><text:span text:style-name="T7"/></text:p><text:p text:style-name="P11"><text:span text:style-name="T7"/></text:p><draw:enhanced-geometry svg:viewBox="0 0 21600 21600" draw:type="rectangle" draw:enhanced-path="M 0 0 L 21600 0 21600 21600 0 21600 0 0 Z N"/></draw:custom-shape><draw:custom-shape draw:style-name="gr3" draw:text-style-name="P12" svg:width="3.652cm" svg:height="1.521cm" svg:x="3cm" svg:y="5.179cm"><text:p text:style-name="P11"><text:span text:style-name="T7">Méthode Principale</text:span></text:p><draw:enhanced-geometry svg:viewBox="0 0 21600 21600" draw:type="rectangle" draw:enhanced-path="M 0 0 L 21600 0 21600 21600 0 21600 0 0 Z N"/></draw:custom-shape><draw:custom-shape draw:style-name="gr2" draw:text-style-name="P12" draw:id="id4" svg:width="7.002cm" svg:height="2.001cm" svg:x="0cm" svg:y="1.7cm"><text:p text:style-name="P11"><text:span text:style-name="T8">Classe Intermédiaire</text:span></text:p><text:p text:style-name="P11"><text:span text:style-name="T7"/></text:p><text:p text:style-name="P11"><text:span text:style-name="T7"/></text:p><text:p text:style-name="P11"><text:span text:style-name="T7"/></text:p><text:p text:style-name="P11"><text:span text:style-name="T7"/></text:p><draw:enhanced-geometry svg:viewBox="0 0 21600 21600" draw:type="rectangle" draw:enhanced-path="M 0 0 L 21600 0 21600 21600 0 21600 0 0 Z N"/></draw:custom-shape><draw:custom-shape draw:style-name="gr3" draw:text-style-name="P12" svg:width="3.654cm" svg:height="1.523cm" svg:x="3.099cm" svg:y="2.178cm"><text:p text:style-name="P11"><text:span text:style-name="T7">Méthode Secondaire</text:span></text:p><draw:enhanced-geometry svg:viewBox="0 0 21600 21600" draw:type="rectangle" draw:enhanced-path="M 0 0 L 21600 0 21600 21600 0 21600 0 0 Z N"/></draw:custom-shape><draw:connector draw:style-name="gr4" draw:text-style-name="P12" svg:x1="3.5cm" svg:y1="0.915cm" svg:x2="3.5cm" svg:y2="1.702cm" draw:start-shape="id3" draw:start-glue-point="2" draw:end-shape="id4" draw:end-glue-point="0" svg:d="m1984-1381v446"><text:p/></draw:connector><draw:connector draw:style-name="gr4" draw:text-style-name="P12" svg:x1="3.5cm" svg:y1="3.701cm" svg:x2="3.5cm" svg:y2="4.701cm" draw:start-shape="id4" draw:start-glue-point="2" draw:end-shape="id5" draw:end-glue-point="0" svg:d="m1984 199v567"><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text:soft-page-break/>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freedom_import) mais seulement pour la famille concerné.</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3" draw:name="Objet4" text:anchor-type="paragraph" svg:x="-1.277cm" svg:y="0.002cm" svg:width="18.655cm" svg:height="3.547cm" draw:z-index="10"><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2004417464" text:style-name="Numbering_20_1">
        <text:list-item>
          <text:p text:style-name="P5">ATTR</text:p>
        </text:list-item>
        <text:list-item>
          <text:p text:style-name="P5">identifiant de l'attribut</text:p>
        </text:list-item>
        <text:list-item>
          <text:p text:style-name="P5">identifiant du cadre ou du tableau englobant</text:p>
        </text:list-item>
        <text:list-item>
          <text:p text:style-name="P5">désignation de l'attribut</text:p>
        </text:list-item>
        <text:list-item>
          <text:p text:style-name="P5">'Y' signifie qu'il fait partie du titre, 'N' il ne fait pas partie du titre</text:p>
        </text:list-item>
        <text:list-item>
          <text:p text:style-name="P5">'Y' signifie qu'il fait partie du résumé, 'N' il ne fait pas partie du résumé</text:p>
        </text:list-item>
        <text:list-item>
          <text:p text:style-name="P5">type de l'attribut</text:p>
        </text:list-item>
        <text:list-item>
          <text:p text:style-name="P5">ordre de l'attribut</text:p>
        </text:list-item>
        <text:list-item>
          <text:p text:style-name="P5">visibilité de l'attribut</text:p>
        </text:list-item>
        <text:list-item>
          <text:p text:style-name="P5">'Y' signifie qu'il est obligatoire, 'N' il ne fait pas obligatoire</text:p>
        </text:list-item>
        <text:list-item>
          <text:p text:style-name="P5">définition de l'hyperlien</text:p>
        </text:list-item>
        <text:list-item>
          <text:p text:style-name="P5">nom du fichier php pour l'aide à la saisie</text:p>
        </text:list-item>
        <text:list-item>
          <text:p text:style-name="P5">nom et attributs de la fonction pour l'aide à la saisie ou nom et attributs de la méthode de calcul (précédé de ::) s'il s'agit d'un attribut calculé (visibilité W)</text:p>
        </text:list-item>
        <text:list-item>
          <text:p text:style-name="P5">extra lien</text:p>
        </text:list-item>
        <text:list-item>
          <text:p text:style-name="P5">nom et attribut de la méthode de contrainte</text:p>
        </text:list-item>
        <text:list-item>
          <text:p text:style-name="P5">options de présentation séparées par des '|'.</text:p>
        </text:list-item>
      </text:list>
      <text:p text:style-name="Text_20_body"/>
      <text:h text:style-name="Heading_20_4" text:outline-level="4"><text:bookmark-start text:name="les_attributs_de_base_d_une_famille"/><text:soft-page-break/>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ualisa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ext:soft-page-break/>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4">text(”%s environ”) “pour postfixer <text:span text:style-name="Source_20_Text">environ</text:span> après la valeur,</text:p>
        </text:list-item>
        <text:list-item>
          <text:p text:style-name="P4">text(”&lt;B&gt;%s&lt;/B&gt;”) “pour afficher l'attribut en gras.</text:p>
        </text:list-item>
      </text:list>
      <text:p text:style-name="Text_20_body">Ceci est aussi valable pour les type “int” ou “double”</text:p>
      <text:list xml:id="list830729891" text:style-name="List_20_1">
        <text:list-item>
          <text:p text:style-name="P4">double(”%.02f”) : pour afficher un nombre avec 2 décimales</text:p>
        </text:list-item>
        <text:list-item>
          <text:p text:style-name="P4">integer(”%d m²”) : pour afficher (100 m²).</text:p>
        </text:list-item>
        <text:list-item>
          <text:p text:style-name="P4">double(”%.02f &amp;#37”)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4">time(”%H:%M:%S”) pour afficher aussi les secondes,</text:p>
        </text:list-item>
        <text:list-item>
          <text:p text:style-name="P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freedom_refresh”)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text:soft-page-break/>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81977773" text:style-name="L1">
        <text:list-item>
          <text:p text:style-name="P6">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 : </text:p>
      <text:list xml:id="list1622362286" text:style-name="List_20_1">
        <text:list-item>
          <text:p text:style-name="P4">frame : Un attribut de type “frame” permet d'ajouter une bordure et un titre pour regrouper des champs similaires</text:p>
        </text:list-item>
        <text:list-item>
          <text:p text:style-name="P4">array : Un attribut de type “array” permet de créer des tableaux</text:p>
        </text:list-item>
        <text:list-item>
          <text:p text:style-name="P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2" draw:name="Objet5" text:anchor-type="paragraph" svg:x="0.226cm" svg:y="0.258cm" svg:width="14.884cm" svg:height="2.224cm" draw:z-index="11"><draw:object xlink:href="./Object 5" xlink:type="simple" xlink:show="embed" xlink:actuate="onLoad"/><draw:image xlink:href="./ObjectReplacements/Object 5" xlink:type="simple" xlink:show="embed" xlink:actuate="onLoad"/></draw:frame></text:p>
      <text:p text:style-name="Text_20_body"/>
      <text:p text:style-name="Text_20_body"><text:soft-page-break/>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4" draw:name="Objet6" text:anchor-type="paragraph" svg:width="16.902cm" svg:height="5.849cm" draw:z-index="12"><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1" office:value-type="string">
            <text:p text:style-name="P2">esize </text:p>
          </table:table-cell>
          <table:table-cell table:style-name="Tableau29.A1" office:value-type="string">
            <text:p text:style-name="P1">taille de champs de saisie en caractère </text:p>
          </table:table-cell>
          <table:table-cell table:style-name="Tableau29.A1" office:value-type="string">
            <text:p text:style-name="P1">pour les attributs de type text </text:p>
          </table:table-cell>
        </table:table-row>
        <table:table-row table:style-name="Tableau29.1">
          <table:table-cell table:style-name="Tableau29.A1" office:value-type="string">
            <text:p text:style-name="P2">elabel </text:p>
          </table:table-cell>
          <table:table-cell table:style-name="Tableau29.A1" office:value-type="string">
            <text:p text:style-name="P1">texte du tootips apparaissant lorsque la souris est sur le zone de saisie </text:p>
          </table:table-cell>
          <table:table-cell table:style-name="Tableau29.A1" office:value-type="string">
            <text:p text:style-name="P1">pour les attributs de type text </text:p>
          </table: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submenu </text:p>
          </table:table-cell>
          <table:table-cell table:style-name="Tableau29.A1" office:value-type="string">
            <text:p text:style-name="P1">nom du sous menu </text:p>
          </table:table-cell>
          <table:table-cell table:style-name="Tableau29.A1" office:value-type="string">
            <text:p text:style-name="P1">pour les attributs de type menu et action </text:p>
          </table:table-cell>
        </table:table-row>
        <table:table-row table:style-name="Tableau29.1">
          <table:table-cell table:style-name="Tableau29.A1" office:value-type="string">
            <text:p text:style-name="P2">barmenu </text:p>
          </table:table-cell>
          <table:table-cell table:style-name="Tableau29.A1" office:value-type="string">
            <text:p text:style-name="P1">mettre à yes si l'affichage nécessite la barre de menu du navigateur </text:p>
          </table:table-cell>
          <table:table-cell table:style-name="Tableau29.A1" office:value-type="string">
            <text:p text:style-name="P1">pour les attributs de type menu et action </text:p>
          </table:table-cell>
        </table:table-row>
        <table:table-row table:style-name="Tableau29.1">
          <table:table-cell table:style-name="Tableau29.A1" office:value-type="string">
            <text:p text:style-name="P2">bmenu </text:p>
          </table:table-cell>
          <table:table-cell table:style-name="Tableau29.A1" office:value-type="string">
            <text:p text:style-name="P1">mettre à no si l'attribut ne doit pas apparaître dans les menus des application GENERIC. </text:p>
          </table:table-cell>
          <table:table-cell table:style-name="Tableau29.A1" office:value-type="string">
            <text:p text:style-name="P1">pour les attributs de type enum </text:p>
          </table:table-cell>
        </table:table-row>
        <table:table-row table:style-name="Tableau29.1">
          <table:table-cell table:style-name="Tableau29.A1" office:value-type="string">
            <text:p text:style-name="P2">system </text:p>
          </table:table-cell>
          <table:table-cell table:style-name="Tableau29.A1" office:value-type="string">
            <text:p text:style-name="P1">mettre à yes si les éléments de l$-1'énuméré doivent être écrasé par la nouvelle définition </text:p>
          </table:table-cell>
          <table:table-cell table:style-name="Tableau29.A1" office:value-type="string">
            <text:p text:style-name="P1">pour les attributs de type enum </text:p>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hyperlien valide </text:p>
          </table:table-cell>
        </table:table-row>
        <text:soft-page-break/>
        <table:table-row table:style-name="Tableau29.1">
          <table:table-cell table:style-name="Tableau29.A1" office:value-type="string">
            <text:p text:style-name="P2">global </text:p>
          </table:table-cell>
          <table:table-cell table:style-name="Tableau29.A1"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29.A1" office:value-type="string">
            <text:p text:style-name="P1">pour les attributs de type menu </text:p>
          </table:table-cell>
        </table:table-row>
        <table:table-row table:style-name="Tableau29.1">
          <table:table-cell table:style-name="Tableau29.A1" office:value-type="string">
            <text:p text:style-name="P2">onlyglobal </text:p>
          </table:table-cell>
          <table:table-cell table:style-name="Tableau29.A1"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29.A1" office:value-type="string">
            <text:p text:style-name="P1">pour les attributs de type menu </text:p>
          </table:table-cell>
        </table:table-row>
        <table:table-row table:style-name="Tableau29.1">
          <table:table-cell table:style-name="Tableau29.A1" office:value-type="string">
            <text:p text:style-name="P2">lconfirm </text:p>
          </table:table-cell>
          <table:table-cell table:style-name="Tableau29.A1" office:value-type="string">
            <text:p text:style-name="P1">Mettre à yes pour afficher un message de confirmation avant l'activation du lien </text:p>
          </table:table-cell>
          <table:table-cell table:style-name="Tableau29.A1" office:value-type="string">
            <text:p text:style-name="P1">pour les attributs de type menu </text:p>
          </table:table-cell>
        </table:table-row>
        <table:table-row table:style-name="Tableau29.1">
          <table:table-cell table:style-name="Tableau29.A14" office:value-type="string">
            <text:p text:style-name="P2">tconfirm</text:p>
          </table:table-cell>
          <table:table-cell table:style-name="Tableau29.A14" office:value-type="string">
            <text:p text:style-name="P1">Question fermée apparaissant pour la confirmation.</text:p>
            <text:p text:style-name="P1">Par défaut : "êtes vous sûr ?"</text:p>
          </table:table-cell>
          <table:table-cell table:style-name="Tableau29.A14" office:value-type="string">
            <text:p text:style-name="P1">pour les attributs de type menu </text:p>
          </table:table-cell>
        </table:table-row>
        <table:table-row table:style-name="Tableau29.1">
          <table:table-cell table:style-name="Tableau29.A1" office:value-type="string">
            <text:p text:style-name="P2">mwidth </text:p>
          </table:table-cell>
          <table:table-cell table:style-name="Tableau29.A1" office:value-type="string">
            <text:p text:style-name="P1">Largeur de la fenêtre destinataire de l'hyperlien. Par défaut 400px. </text:p>
          </table:table-cell>
          <table:table-cell table:style-name="Tableau29.A1" office:value-type="string">
            <text:p text:style-name="P1">pour les attributs de type menu ou action (version &gt;= 2.9.6) </text:p>
          </table:table-cell>
        </table:table-row>
        <table:table-row table:style-name="Tableau29.1">
          <table:table-cell table:style-name="Tableau29.A1" office:value-type="string">
            <text:p text:style-name="P2">mheight </text:p>
          </table:table-cell>
          <table:table-cell table:style-name="Tableau29.A1" office:value-type="string">
            <text:p text:style-name="P1">Hauteur de la fenêtre destinataire de l'hyperlien. Par défaut 300px. </text:p>
          </table:table-cell>
          <table:table-cell table:style-name="Tableau29.A1" office:value-type="string">
            <text:p text:style-name="P1">pour les attributs de type menu ou action (version &gt;= 2.9.6) </text:p>
          </table: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row table:style-name="Tableau29.1">
          <table:table-cell table:style-name="Tableau29.A1" office:value-type="string">
            <text:p text:style-name="P2">batchfolder </text:p>
          </table:table-cell>
          <table:table-cell table:style-name="Tableau29.A1" office:value-type="string">
            <text:p text:style-name="P1">Mettre à yes' si l'action défini doit être appliqué sur tous les éléments du dossier </text:p>
          </table:table-cell>
          <table:table-cell table:style-name="Tableau29.A1" office:value-type="string">
            <text:p text:style-name="P1">Pour les attributs de type action. Uniquement dans le cadre de famille hérités de dossier </text:p>
          </table:table-cell>
        </table:table-row>
        <table:table-row table:style-name="Tableau29.1">
          <table:table-cell table:style-name="Tableau29.A1" office:value-type="string">
            <text:p text:style-name="P2">version </text:p>
          </table:table-cell>
          <table:table-cell table:style-name="Tableau29.A1" office:value-type="string">
            <text:p text:style-name="P1">Mettre à 'yes' pour indiquer que la valeur de l'attribut fait partie de la composition de la version </text:p>
          </table:table-cell>
          <table:table-cell table:style-name="Tableau29.A1" office:value-type="string">
            <text:p text:style-name="P1"/>
          </table:table-cell>
        </table:table-row>
        <table:table-row table:style-name="Tableau29.1">
          <table:table-cell table:style-name="Tableau29.A1" office:value-type="string">
            <text:p text:style-name="P2">cwidth </text:p>
          </table:table-cell>
          <table:table-cell table:style-name="Tableau29.A1" office:value-type="string">
            <text:p text:style-name="P1">largeur de la colonne pour des attributs présents dans un tableau peut être exprimer en pixel (100px) ou en poucentage (30%) </text:p>
          </table:table-cell>
          <table:table-cell table:style-name="Tableau29.A1" office:value-type="string">
            <text:p text:style-name="P1">pour les attributs de tableaux </text:p>
          </table:table-cell>
        </table:table-row>
        <table:table-row table:style-name="Tableau29.1">
          <table:table-cell table:style-name="Tableau29.A1" office:value-type="string">
            <text:p text:style-name="P2">editheight </text:p>
          </table:table-cell>
          <table:table-cell table:style-name="Tableau29.A1" office:value-type="string">
            <text:p text:style-name="P1">hauteur de la zone d'édition : (400px par exemple) . Les valeurs exprimées en pourcentage ne sont pas possibles. </text:p>
          </table:table-cell>
          <table:table-cell table:style-name="Tableau29.A1" office:value-type="string">
            <text:p text:style-name="P1">pour les attributs de type htmltext </text:p>
          </table:table-cell>
        </table:table-row>
        <table:table-row table:style-name="Tableau29.1">
          <table:table-cell table:style-name="Tableau29.A1" office:value-type="string">
            <text:p text:style-name="P2">toolbar </text:p>
          </table:table-cell>
          <table:table-cell table:style-name="Tableau29.A1" office:value-type="string">
            <text:p text:style-name="P1">référence de la barre de menu. </text:p>
          </table:table-cell>
          <table:table-cell table:style-name="Tableau29.A1" office:value-type="string">
            <text:p text:style-name="P1">pour les attributs de type htmltext. Soit <text:span text:style-name="Source_20_Text">Simple</text:span> (le défaut), <text:span text:style-name="Source_20_Text">Basic</text:span> (juste gras et souligné), <text:span text:style-name="Source_20_Text">Default</text:span> (complet). </text:p>
          </table:table-cell>
        </table:table-row>
        <table:table-row table:style-name="Tableau29.1">
          <table:table-cell table:style-name="Tableau29.A1" office:value-type="string">
            <text:p text:style-name="P2">toolbarexpand </text:p>
          </table:table-cell>
          <table:table-cell table:style-name="Tableau29.A1" office:value-type="string">
            <text:p text:style-name="P1">indique si la barre de menu doit être repliée ou non. Mettre à 'yes' (par défaut) pour la voir. Mettre à 'no' pour la replier </text:p>
          </table:table-cell>
          <table:table-cell table:style-name="Tableau29.A1" office:value-type="string">
            <text:p text:style-name="P1">pour les attributs de type htmltext. </text:p>
          </table:table-cell>
        </table:table-row>
        <table:table-row table:style-name="Tableau29.1">
          <table:table-cell table:style-name="Tableau29.A1" office:value-type="string">
            <text:p text:style-name="P2">align </text:p>
          </table:table-cell>
          <table:table-cell table:style-name="Tableau29.A1"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29.A1" office:value-type="string">
            <text:p text:style-name="P1">uniquement pour les attributs insérés dans un tableau. </text:p>
          </table:table-cell>
        </table:table-row>
        <table:table-row table:style-name="Tableau29.1">
          <table:table-cell table:style-name="Tableau29.A1" office:value-type="string">
            <text:p text:style-name="P2">color </text:p>
          </table:table-cell>
          <table:table-cell table:style-name="Tableau29.A1" office:value-type="string">
            <text:p text:style-name="P1">couleur du texte pour l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style-name="Tableau29.1">
          <table:table-cell table:style-name="Tableau29.A1" office:value-type="string">
            <text:p text:style-name="P2">bgcolor </text:p>
          </table:table-cell>
          <table:table-cell table:style-name="Tableau29.A1" office:value-type="string">
            <text:p text:style-name="P1">couleur du fond des cellules de tableau. Soit #RRGGBB soit nom de couleur (red,yellow,…) </text:p>
          </table:table-cell>
          <table:table-cell table:style-name="Tableau29.A1" office:value-type="string">
            <text:p text:style-name="P1">uniquement pour les attributs insérés dans un tableau. </text:p>
          </table:table-cell>
        </table:table-row>
        <text:soft-page-break/>
        <table:table-row table:style-name="Tableau29.1">
          <table:table-cell table:style-name="Tableau29.A1" office:value-type="string">
            <text:p text:style-name="P2">height </text:p>
          </table:table-cell>
          <table:table-cell table:style-name="Tableau29.A1"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29.A1" office:value-type="string">
            <text:p text:style-name="P1">uniquement pour les attributs de type tableau. (version &gt;= 2.8.1) </text:p>
          </table:table-cell>
        </table:table-row>
        <table:table-row table:style-name="Tableau29.1">
          <table:table-cell table:style-name="Tableau29.A1" office:value-type="string">
            <text:p text:style-name="P2">iwidth </text:p>
          </table:table-cell>
          <table:table-cell table:style-name="Tableau29.A1"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9.A1" office:value-type="string">
            <text:p text:style-name="P1">uniquement pour les attributs de type image. </text:p>
          </table:table-cell>
        </table:table-row>
        <table:table-row table:style-name="Tableau29.1">
          <table:table-cell table:style-name="Tableau29.A1" office:value-type="string">
            <text:p text:style-name="P2">vlabel </text:p>
          </table:table-cell>
          <table:table-cell table:style-name="Tableau29.A1"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1" office:value-type="string">
            <text:p text:style-name="P1">version ≥ 2.7.0. </text:p>
          </table:table-cell>
        </table:table-row>
        <table:table-row table:style-name="Tableau29.1">
          <table:table-cell table:style-name="Tableau29.A1" office:value-type="string">
            <text:p text:style-name="P2">showempty </text:p>
          </table:table-cell>
          <table:table-cell table:style-name="Tableau29.A1"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p>
          </table:table-cell>
          <table:table-cell table:style-name="Tableau29.A1" office:value-type="string">
            <text:p text:style-name="P1">version ≥ 2.7.4. </text:p>
          </table:table-cell>
        </table:table-row>
        <table:table-row table:style-name="Tableau29.1">
          <table:table-cell table:style-name="Tableau29.A1" office:value-type="string">
            <text:p text:style-name="P2">boolcolor </text:p>
          </table:table-cell>
          <table:table-cell table:style-name="Tableau29.A1"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29.A1" office:value-type="string">
            <text:p text:style-name="P1">version ≥ 2.8.1 </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office:value-type="string">
            <text:p text:style-name="P2">search </text:p>
          </table:table-cell>
          <table:table-cell table:style-name="Tableau29.A1"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9.A1" office:value-type="string">
            <text:p text:style-name="P1">version ≥ 2.9.3 - Limité au type file </text:p>
          </table:table-cell>
        </table:table-row>
        <table:table-row table:style-name="Tableau29.1">
          <table:table-cell table:style-name="Tableau29.A1" office:value-type="string">
            <text:p text:style-name="P2">inline </text:p>
          </table:table-cell>
          <table:table-cell table:style-name="Tableau29.A1"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9.A1" office:value-type="string">
            <text:p text:style-name="P1">version ≥ 2.9.4 - Limité au type image </text:p>
          </table:table-cell>
        </table:table-row>
        <table:table-row table:style-name="Tableau29.1">
          <table:table-cell table:style-name="Tableau29.A1" office:value-type="string">
            <text:p text:style-name="P2">rn </text:p>
          </table:table-cell>
          <table:table-cell table:style-name="Tableau29.A1"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9.A1" office:value-type="string">
            <text:p text:style-name="P1">version ≥ 2.11.1 - Limité aux types file et image </text:p>
          </table:table-cell>
        </table:table-row>
        <table:table-row table:style-name="Tableau29.1">
          <table:table-cell table:style-name="Tableau29.A1" office:value-type="string">
            <text:p text:style-name="P2">isuser </text:p>
          </table:table-cell>
          <table:table-cell table:style-name="Tableau29.A1"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29.A1" office:value-type="string">
            <text:p text:style-name="P1">version ≥ 2.11.3 - Limité au type docid </text:p>
          </table:table-cell>
        </table:table-row>
        <table:table-row table:style-name="Tableau29.1">
          <table:table-cell table:style-name="Tableau29.A1" office:value-type="string">
            <text:p text:style-name="P2">htmlclean </text:p>
          </table:table-cell>
          <table:table-cell table:style-name="Tableau29.A1" office:value-type="string">
            <text:p text:style-name="P1">Nettoie les balises de fonts, de style etc. qui sont généralement issu d'un copier/coller (syntaxe : <text:span text:style-name="Source_20_Text">htmlclean=yes</text:span>) </text:p>
          </table:table-cell>
          <table:table-cell table:style-name="Tableau29.A1" office:value-type="string">
            <text:p text:style-name="P1">version ≥ 2.11.3 - Limité au type htmltext </text:p>
          </table:table-cell>
        </table:table-row>
        <table:table-row table:style-name="Tableau29.1">
          <table:table-cell table:style-name="Tableau29.A1" office:value-type="string">
            <text:p text:style-name="P2">firstopen </text:p>
          </table:table-cell>
          <table:table-cell table:style-name="Tableau29.A1" office:value-type="string">
            <text:p text:style-name="P1">Indique que cet onglet doit être sélectionné à l'ouverture du document (consultation et rédaction). </text:p>
          </table:table-cell>
          <table:table-cell table:style-name="Tableau29.A1" office:value-type="string">
            <text:p text:style-name="P1">version ≥ 2.11.6 - Limité au type tab </text:p>
          </table:table-cell>
        </table:table-row>
        <text:soft-page-break/>
        <table:table-row table:style-name="Tableau29.1">
          <table:table-cell table:style-name="Tableau29.A1" office:value-type="string">
            <text:p text:style-name="P2">empty </text:p>
          </table:table-cell>
          <table:table-cell table:style-name="Tableau29.A1" office:value-type="string">
            <text:p text:style-name="P1">Indique que le tableau s'il est vide ne doit pas afficher la première rangée.<text:line-break/><text:span text:style-name="Source_20_Text">empty=yes</text:span> </text:p>
          </table:table-cell>
          <table:table-cell table:style-name="Tableau29.A1" office:value-type="string">
            <text:p text:style-name="P1">version ≥ 2.11.8 - Limité au type array </text:p>
          </table:table-cell>
        </table:table-row>
        <table:table-row table:style-name="Tableau29.1">
          <table:table-cell table:style-name="Tableau29.A1" office:value-type="string">
            <text:p text:style-name="P2">sorttable </text:p>
          </table:table-cell>
          <table:table-cell table:style-name="Tableau29.A1"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29.A1" office:value-type="string">
            <text:p text:style-name="P1">version ≥ 2.11.8 - Limité au type array </text:p>
          </table:table-cell>
        </table:table-row>
        <table:table-row table:style-name="Tableau29.1">
          <table:table-cell table:style-name="Tableau29.A1" office:value-type="string">
            <text:p text:style-name="P2">mselectsize </text:p>
          </table:table-cell>
          <table:table-cell table:style-name="Tableau29.A1" office:value-type="string">
            <text:p text:style-name="P1">Indique le nombre d'items présentés pour les attributs énumérés multiples. Par défaut 3 </text:p>
          </table:table-cell>
          <table:table-cell table:style-name="Tableau29.A1" office:value-type="string">
            <text:p text:style-name="P1">version ≥ 2.11.11 - Limité au type enum multiple sans option eformat </text:p>
          </table:table-cell>
        </table:table-row>
        <table:table-row table:style-name="Tableau29.1">
          <table:table-cell table:style-name="Tableau29.A1" office:value-type="string">
            <text:p text:style-name="P2">multiple </text:p>
          </table:table-cell>
          <table:table-cell table:style-name="Tableau29.A1"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29.A1" office:value-type="string">
            <text:p text:style-name="P1">version ≥ 2.11.11 - Limité aux types enum et docid </text:p>
          </table:table-cell>
        </table:table-row>
        <table:table-row table:style-name="Tableau29.1">
          <table:table-cell table:style-name="Tableau29.A1" office:value-type="string">
            <text:p text:style-name="P2">bgcolor </text:p>
          </table:table-cell>
          <table:table-cell table:style-name="Tableau29.A1"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29.A1" office:value-type="string">
            <text:p text:style-name="P1">version ≥ 2.11.13 - Limité au type frame </text:p>
          </table:table-cell>
        </table:table-row>
        <table:table-row table:style-name="Tableau29.1">
          <table:table-cell table:style-name="Tableau29.A1" office:value-type="string">
            <text:p text:style-name="P2">doctitle </text:p>
          </table:table-cell>
          <table:table-cell table:style-name="Tableau29.A1"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29.A1" office:value-type="string">
            <text:p text:style-name="P1">version ≥ 2.11.13 - Limité au type docid </text:p>
          </table:table-cell>
        </table:table-row>
        <table:table-row table:style-name="Tableau29.1">
          <table:table-cell table:style-name="Tableau29.A1" office:value-type="string">
            <text:p text:style-name="P2">preventfilechange </text:p>
          </table:table-cell>
          <table:table-cell table:style-name="Tableau29.A1"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9.A1" office:value-type="string">
            <text:p text:style-name="P1">version ≥ 2.12.9 - Limité aux types file et image </text:p>
          </table:table-cell>
        </table:table-row>
        <table:table-row table:style-name="Tableau29.1">
          <table:table-cell table:style-name="Tableau29.A1" office:value-type="string">
            <text:p text:style-name="P2">offline </text:p>
          </table:table-cell>
          <table:table-cell table:style-name="Tableau29.A1" office:value-type="string">
            <text:p text:style-name="P1">Pour les attributs fichiers, cela permet d'inhiber une synchronisation avec l'outil freedom-offline. Par défaut tous les fichiers présents dans une famille sont synchronisés. <text:line-break/>Mettre <text:span text:style-name="Source_20_Text">offline=no</text:span> pour ne pas synchroniser le fichier </text:p>
          </table:table-cell>
          <table:table-cell table:style-name="Tableau29.A1" office:value-type="string">
            <text:p text:style-name="P1">version ≥ 2.14 - Limité aux types file et image </text:p>
          </table:table-cell>
        </table:table-row>
        <table:table-row table:style-name="Tableau29.1">
          <table:table-cell table:style-name="Tableau29.A1" office:value-type="string">
            <text:p text:style-name="P2">docrev </text:p>
          </table:table-cell>
          <table:table-cell table:style-name="Tableau29.A1"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29.A1" office:value-type="string">
            <text:p text:style-name="P1">version ≥ 3.0 - Limité aux types docid en visibilité W </text:p>
          </table:table-cell>
        </table:table-row>
      </table:table>
      <table:table table:name="Tableau2" table:style-name="Tableau2">
        <table:table-column table:style-name="Tableau2.A"/>
        <table:table-column table:style-name="Tableau2.B"/>
        <table:table-column table:style-name="Tableau2.C"/>
        <table:table-row>
          <table:table-cell table:style-name="Tableau2.A1" office:value-type="string">
            <text:p text:style-name="P2">template </text:p>
          </table:table-cell>
          <table:table-cell table:style-name="Tableau2.A1" office:value-type="string">
            <text:p text:style-name="P1">Prend la valeur static ou dynamic. Indique si l'attribut file est un template et s'il doit être recalculé dynamiquement (dynamic) ou pas (static)</text:p>
          </table:table-cell>
          <table:table-cell table:style-name="Tableau2.A1" office:value-type="string">
            <text:p text:style-name="P1">Version ≥ 3.0.7 - Limité aux types file</text:p>
          </table:table-cell>
        </table:table-row>
        <table:table-row>
          <table:table-cell table:style-name="Tableau2.A2" office:value-type="string">
            <text:p text:style-name="P2">sortable </text:p>
          </table:table-cell>
          <table:table-cell table:style-name="Tableau2.A2" office:value-type="string">
            <text:p text:style-name="P1">Prend la valeur yes ou no. Cela vaut yes par défaut. Cette option indique si l'attribut est triable.</text:p>
          </table:table-cell>
          <table:table-cell table:style-name="Tableau2.A2" office:value-type="string">
            <text:p text:style-name="P1">Version ≥ 3.0.11</text:p>
          </table:table-cell>
        </table:table-row>
        <table:table-row>
          <table:table-cell table:style-name="Tableau2.A2" office:value-type="string">
            <text:p text:style-name="P2">hideindav </text:p>
          </table:table-cell>
          <table:table-cell table:style-name="Tableau2.A2" office:value-type="string">
            <text:p text:style-name="P1">Prend la valeur yes ou no. Cela vaut no par défaut. Le fichier correspondant à cet attribut n'apparaîtra jamais dans le dav.</text:p>
          </table:table-cell>
          <table:table-cell table:style-name="Tableau2.A2" office:value-type="string">
            <text:p text:style-name="P1">Version ≥ 3.0.11</text:p>
            <text:p text:style-name="P1">Limité aux types file et image</text:p>
          </table:table-cell>
        </table:table-row>
        <text:soft-page-break/>
        <table:table-row>
          <table:table-cell table:style-name="Tableau2.A2" office:value-type="string">
            <text:p text:style-name="P2">viewonfly</text:p>
          </table:table-cell>
          <table:table-cell table:style-name="Tableau2.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A2" office:value-type="string">
            <text:p text:style-name="P1">Limité aux type tab</text:p>
          </table:table-cell>
        </table:table-row>
        <table:table-row>
          <table:table-cell table:style-name="Tableau2.A2" office:value-type="string">
            <text:p text:style-name="P8"><text:span text:style-name="T6">viewfiletype</text:span></text:p>
          </table:table-cell>
          <table:table-cell table:style-name="Tableau2.A2" office:value-type="string">
            <text:p text:style-name="P9"><text:span text:style-name="T6">Indique que le fichier sera vu directement sur le navigateur. Il peut prendre la valeur 'pdf' ou 'image'.</text:span></text:p>
            <text:p text:style-name="P9"><text:span text:style-name="T6">Il ne sera pris en compte que si le fichier a une version 'pdf' générée par le moteur de transformation.</text:span></text:p>
          </table:table-cell>
          <table:table-cell table:style-name="Tableau2.A2" office:value-type="string">
            <text:p text:style-name="P9"><text:span text:style-name="T6">Version <text:s/>≥ 3.0.18</text:span></text:p>
            <text:p text:style-name="P9"><text:span text:style-name="T6">Limité au type file</text:span></text:p>
          </table:table-cell>
        </table:table-row>
        <table:table-row>
          <table:table-cell table:style-name="Tableau2.A2" office:value-type="string">
            <text:p text:style-name="P8"><text:span text:style-name="T6">pdffile</text:span></text:p>
          </table:table-cell>
          <table:table-cell table:style-name="Tableau2.A2" office:value-type="string">
            <text:p text:style-name="P9"><text:span text:style-name="T6">Utilisé avec l'option viewfiletype. Indique l'attribut qui a le fichier pdf correspondant au fichier original.</text:span></text:p>
          </table:table-cell>
          <table:table-cell table:style-name="Tableau2.A2" office:value-type="string">
            <text:p text:style-name="P9"><text:span text:style-name="T6">Version <text:s/>≥ 3.0.18</text:span></text:p>
            <text:p text:style-name="P9"><text:span text:style-name="T6">Limité au type file</text:span></text:p>
          </table:table-cell>
        </table:table-row>
        <table:table-row>
          <table:table-cell table:style-name="Tableau2.A2" office:value-type="string">
            <text:p text:style-name="P8"><text:span text:style-name="T6">viewfileheigth</text:span></text:p>
          </table:table-cell>
          <table:table-cell table:style-name="Tableau2.A2" office:value-type="string">
            <text:p text:style-name="P9"><text:span text:style-name="T6">Utilisé avec l'option viewfiletype. Indique la hauteur du rendu affiché sur le navigateur. Cette taille peut être exprimée en pixel ou en %. Si 100% est mis, la hauteur sera lié à la hauteur de la fenêtre du navigateur.</text:span></text:p>
          </table:table-cell>
          <table:table-cell table:style-name="Tableau2.A2" office:value-type="string">
            <text:p text:style-name="P9"><text:span text:style-name="T6">Version <text:s/>≥ 3.0.18</text:span></text:p>
            <text:p text:style-name="P9"><text:span text:style-name="T6">Limité au type file</text:span></text:p>
          </table:table-cell>
        </table:table-row>
      </table:table>
      <text:p text:style-name="Preformatted_20_Text"/>
      <text:p text:style-name="Preformatted_20_Text">exemple : esize=3|elabel=saisissez votre prénom </text:p>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s.</text:p>
      <text:p text:style-name="Text_20_body"/>
      <text:p text:style-name="Text_20_body"><draw:frame draw:style-name="fr3" draw:name="Objet3" text:anchor-type="paragraph" svg:x="0.443cm" svg:y="0.011cm" svg:width="16.432cm" svg:height="2.674cm" draw:z-index="9"><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5">DEFAULT</text:p>
        </text:list-item>
        <text:list-item>
          <text:p text:style-name="P5">identifiant de l'attribut</text:p>
        </text:list-item>
        <text:list-item>
          <text:p text:style-name="P5">valeur par défaut. Soit du texte statique. Soit l'appel à une méthode connue de la famille. <text:soft-page-break/>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4">pour les énumérés simples :</text:p>
          <text:list>
            <text:list-item>
              <text:p text:style-name="P4">vcheck : boutons radio (exclusifs) alignés verticalement</text:p>
            </text:list-item>
            <text:list-item>
              <text:p text:style-name="P4">hcheck : boutons radio alignés horizontalement</text:p>
            </text:list-item>
            <text:list-item>
              <text:p text:style-name="P4">auto : liste déroulante filtrante</text:p>
            </text:list-item>
            <text:list-item>
              <text:p text:style-name="P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4">pour les énumérés multiples :</text:p>
          <text:list>
            <text:list-item>
              <text:p text:style-name="P4">vcheck : boîtes à cocher alignées verticalement</text:p>
            </text:list-item>
            <text:list-item>
              <text:p text:style-name="P4">hcheck : boîtes à cocher alignées horizontalement</text:p>
            </text:list-item>
            <text:list-item>
              <text:p text:style-name="P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text:soft-page-break/>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draw:frame draw:style-name="fr1" draw:name="2" text:anchor-type="as-char" svg:width="9.604cm" svg:height="7.461cm" draw:z-index="15"><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text:soft-page-break/>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4">Faire un clic droit sur la famille et sélectionner le menu “Éditer les énumérés”</text:p>
        </text:list-item>
        <text:list-item>
          <text:p text:style-name="P4">Cliquer sur le bouton correspondant à l'énuméré à modifier</text:p>
        </text:list-item>
        <text:list-item>
          <text:p text:style-name="P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4">De créer un nouvel énuméré</text:p>
        </text:list-item>
        <text:list-item>
          <text:p text:style-name="P4">Le deplacer grâce au flèche en dessous de l'énuméré titre</text:p>
        </text:list-item>
        <text:list-item>
          <text:p text:style-name="P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fichier_de_test"/>Fichier de test<text:bookmark-end text:name="fichier_de_test"/></text:h>
      <text:p text:style-name="Text_20_body">Vous pouvez suivre les instructions de <text:a xlink:type="simple" xlink:href="http://www.freedom-ecm.org/freedom_2.14/admin/family/importation">cette page </text:a>pour importer cette famille dans dynacase.</text:p>
      <text:h text:style-name="Heading_20_5" text:outline-level="5"><text:bookmark-start text:name="aide_a_la_creation_de_champs_enum"/>Aide à la création de champs enum<text:bookmark-end text:name="aide_a_la_creation_de_champs_enum"/></text:h>
      <text:p text:style-name="Text_20_body">Si votre champ enum comporte de nombreuses entrées, FIXME internalmedia: freedom_2.14:admin:family:aide_creation_champ_enum_0.1.ods vous aidera à créer votre champ.</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166447502" text:style-name="L2">
        <text:list-item>
          <text:p text:style-name="P7">Les caractères ["] (quote), ['] (apostrophe) et [&amp;] (ampersand) sont à proscrire pour la composition des clefs d'énumérés.</text:p>
        </text:list-item>
        <text:list-item>
          <text:p text:style-name="P7">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US_MAIL%</text:p>
      <text:p text:style-name="Text_20_body"><text:soft-page-break/>Autre exemple, soit l'attribut SI_TOWN indiquant la ville de la famille société. Pour avoir la météo de la ville il suffit de mettre l'hyperlien suivant :</text:p>
      <text:p text:style-name="Preformatted_20_Text">http://www.viamichelin.com/viamichelin/fra/dyn/controller/weatherAmbiguous?strLocation=%SI_TOWN%&amp;strCountry=EUR</text:p>
      <text:p text:style-name="Text_20_body">Le mot-clef %SI_TOWN% sera remplacé par la valeur de cet attribut. S'il n'y aucune valeur pour un des attributs de l'URL, l'hyperlien ne sera pas affiché (on ne pourra pas cliquer sur l'attribut).</text:p>
      <text:p text:style-name="Text_20_body">Deux mots-clefs spéciaux peuvent être utilisés pour la composition de l'URL : </text:p>
      <text:list xml:id="list1176114240" text:style-name="List_20_1">
        <text:list-item>
          <text:p text:style-name="P4">%S% : est remplacé par l'URL vers dynacase avec le numéro de session. Il doit être utilisé en début de lien.</text:p>
        </text:list-item>
        <text:list-item>
          <text:p text:style-name="P4">%ID% : est remplacé par le numéro de référence du document.</text:p>
        </text:list-item>
      </text:list>
      <text:p text:style-name="Text_20_body">Les <text:a xlink:type="simple" xlink:href="http://www.freedom-ecm.org/freedom_2.14/devel/utilisation_api/consultation_document">propriétés</text:a> du document peuvent aussi être utilisées comme %FROMID% par exemple afin d'avoir l'identifiant de la famille du document.</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list xml:id="list930418265" text:style-name="List_20_1">
        <text:list-item>
          <text:p text:style-name="P4"><text:a xlink:type="simple" xlink:href="http://www.freedom-ecm.org/freedom_2.14/cookbook/attributes/inputhelp">freedom_2.14:cookbook:attributes:inputhelp</text:a></text:p>
        </text:list-item>
        <text:list-item>
          <text:p text:style-name="P4"><text:a xlink:type="simple" xlink:href="http://www.freedom-ecm.org/freedom_2.14/cookbook/attributes/inputhelp/link">Comment créer des liens entre les documents</text:a></text:p>
        </text:list-item>
      </text:list>
      <text:p text:style-name="Text_20_body">Soit US_IDSOC l'attribut identifiant le document société de la famille personne. Pour créer un hyperlien vers le document lié il faut saisir l'URL suivante :</text:p>
      <text:p text:style-name="Preformatted_20_Text">%S%app=FDL&amp;action=FDL_CARD&amp;id=%US_IDSOC%</text:p>
      <text:p text:style-name="Text_20_body">Cette URL indique que l'application FREEDOM va effectuer l'action FDL_CARD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p text:style-name="Text_20_body"><draw:frame draw:style-name="fr1" draw:name="5" text:anchor-type="as-char" svg:width="2.117cm" svg:height="0.397cm" draw:z-index="1"><draw:image xlink:href="Pictures/10000200000000500000000F05C54FAA.gif" xlink:type="simple" xlink:show="embed" xlink:actuate="onLoad"/></draw:frame> : LES DOCUMENTS CI-DESSOUS SONT PLUS COMPLETS ET DEVRAIENT ETRE INTEGRES DANS CE CHAPITRE</text:p>
      <text:h text:style-name="Heading_20_5" text:outline-level="5"><text:soft-page-break/>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5" text:outline-level="5">Cas général</text:h>
      <text:list xml:id="list157120930" text:style-name="List_20_1">
        <text:list-item>
          <text:p text:style-name="P4"><text:a xlink:type="simple" xlink:href="http://www.freedom-ecm.org/freedom_2.14/cookbook/attributes/inputhelp">freedom_2.14:cookbook:attributes:inputhelp</text:a></text:p>
        </text:list-item>
        <text:list-item>
          <text:p text:style-name="P4"><text:a xlink:type="simple" xlink:href="http://www.freedom-ecm.org/freedom_2.14/devel/aides_saisie">freedom_2.14:devel:aides_saisie</text:a></text:p>
        </text:list-item>
      </text:list>
      <text:h text:style-name="Heading_20_6" text:outline-level="6"><text:bookmark-start text:name="but3"/>But<text:bookmark-end text:name="but3"/></text:h>
      <text:p text:style-name="Text_20_body"><draw:frame draw:style-name="fr1" draw:name="6" text:anchor-type="as-char" svg:width="2.117cm" svg:height="0.397cm" draw:z-index="2"><draw:image xlink:href="Pictures/10000200000000500000000F05C54FAA.gif" xlink:type="simple" xlink:show="embed" xlink:actuate="onLoad"/></draw:frame></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se trouve sur la machine serveur dans le répertoire</text:p>
      <text:p text:style-name="Preformatted_20_Text">/usr/share/wha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manuel de programmation.</text:p>
      <text:p text:style-name="Text_20_body">La spécification de l'appel suit la syntaxe suivante : </text:p>
      <text:p text:style-name="Preformatted_20_Text">NomFonction(P1,P2,...):R1,R2,R3,...</text:p>
      <text:list xml:id="list1479660274" text:style-name="List_20_1">
        <text:list-item>
          <text:p text:style-name="P4">NomFonction : Nom de la fonction PHP à appeler</text:p>
        </text:list-item>
        <text:list-item>
          <text:p text:style-name="P4">P1,P2,…: Paramètres de la fonction. Pour ces attributs, il est possible de mettre:</text:p>
          <text:list>
            <text:list-item>
              <text:p text:style-name="P4">D : coordonnée de la base de donnée Freedom</text:p>
            </text:list-item>
            <text:list-item>
              <text:p text:style-name="P4">I : numéro de référence du document</text:p>
            </text:list-item>
            <text:list-item>
              <text:p text:style-name="P4">{FAMNAME} : FAMNAME étant le nom interne de la famille. Est remplacé par le numéro de référence de la famille</text:p>
            </text:list-item>
            <text:list-item>
              <text:p text:style-name="P4">{PARAM} : PARAM étant un identificateur de paramètre. Est remplacé par la valeur du paramètre</text:p>
            </text:list-item>
            <text:list-item>
              <text:p text:style-name="P4">un chiffre : chiffre mis en argument tel quel</text:p>
            </text:list-item>
            <text:list-item>
              <text:p text:style-name="P4">chaîne de caractère : mise en argument telle quelle</text:p>
            </text:list-item>
          </text:list>
        </text:list-item>
        <text:list-item>
          <text:p text:style-name="P4">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Text_20_body"><text:a xlink:type="simple" xlink:href="http://api.freedom-ecm.org/FREEDOM/_app---Freedom---App---Fdl---FDL_external.php.html#functionlfamily">(plus d'info sur lfamily)</text:a></text:p>
      <text:p text:style-name="Text_20_body">Elle possède quatre paramètres dont un optionnel : </text:p>
      <text:list xml:id="list1473045313" text:style-name="List_20_1">
        <text:list-item>
          <text:p text:style-name="P4"><text:soft-page-break/>$dbaccess : coordonnées de la base de données</text:p>
        </text:list-item>
        <text:list-item>
          <text:p text:style-name="P4">$famid : identificateur de la famille recherchée</text:p>
        </text:list-item>
        <text:list-item>
          <text:p text:style-name="P4">$name : restriction de la recherche au document dont le titre comprend $name</text:p>
        </text:list-item>
        <text:list-item>
          <text:p text:style-name="P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4">TST_IDSOC : identificateur de la famille société</text:p>
        </text:list-item>
        <text:list-item>
          <text:p text:style-name="P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p text:style-name="Text_20_body"/>
      <text:h text:style-name="Heading_20_5" text:outline-level="5"><text:bookmark-start text:name="ajouter_un_attribut_calcule"/>Ajouter un attribut calculé<text:bookmark-end text:name="ajouter_un_attribut_calcule"/></text:h>
      <text:p text:style-name="Text_20_body"><draw:frame draw:style-name="fr1" draw:name="7" text:anchor-type="as-char" svg:width="2.117cm" svg:height="0.397cm" draw:z-index="3"><draw:image xlink:href="Pictures/10000200000000500000000F05C54FAA.gif" xlink:type="simple" xlink:show="embed" xlink:actuate="onLoad"/></draw:frame> A mon avis, le document ci-dessous devrait être fusionné avec ce chapitre : </text:p>
      <text:list xml:id="list535409950" text:style-name="List_20_1">
        <text:list-item>
          <text:p text:style-name="P4"><text:a xlink:type="simple" xlink:href="http://www.freedom-ecm.org/freedom_2.14/devel/attributs_calcules">freedom_2.14:devel:attributs_calcules</text:a></text:p>
        </text:list-item>
      </text:list>
      <text:h text:style-name="Heading_20_6" text:outline-level="6"><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6" text:outline-level="6"><text:bookmark-start text:name="mise_en_place_du_fichier_php_et_modification_du_parametrage_de_la_famille1"/>Mise en place du fichier PHP et modification du paramétrage de la famille<text:bookmark-end text:name="mise_en_place_du_fichier_php_et_modification_du_parametrage_de_la_famille1"/></text:h>
      <text:p text:style-name="Text_20_body"><draw:frame draw:style-name="fr1" draw:name="8" text:anchor-type="as-char" svg:width="2.117cm" svg:height="0.397cm" draw:z-index="4"><draw:image xlink:href="Pictures/10000200000000500000000F05C54FAA.gif" xlink:type="simple" xlink:show="embed" xlink:actuate="onLoad"/></draw:fram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text:soft-pag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4"/>
        <table:table-column table:style-name="Tableau25.E"/>
        <table:table-row>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link </text:p>
          </table:table-cell>
          <table:table-cell table:style-name="Tableau25.A1" office:value-type="string">
            <text:p text:style-name="Table_20_Heading">constraint </text:p>
          </table:table-cell>
        </table:table-row>
        <table:table-row>
          <table:table-cell table:style-name="Tableau25.A1" office:value-type="string">
            <text:p text:style-name="P1">SI_MAIL </text:p>
          </table:table-cell>
          <table:table-cell table:style-name="Tableau25.A1" office:value-type="string">
            <text:p text:style-name="P1">couriel </text:p>
          </table:table-cell>
          <table:table-cell table:style-name="Tableau25.A1" office:value-type="string">
            <text:p text:style-name="P1">W </text:p>
          </table:table-cell>
          <table:table-cell table:style-name="Tableau25.A1" office:value-type="string">
            <text:p text:style-name="P1">mailto:%SI_MAIL% </text:p>
          </table:table-cell>
          <table:table-cell table:style-name="Tableau25.A1" office:value-type="string">
            <text:p text:style-name="P1">::parseMail(SI_MAIL) </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text:span text:style-name="Emphasis">Valider!</text:span>' apparaîtra afin d'outrepasser les contraintes. Seul cet utilisateur peut utiliser et voir ce bouton.</text:p>
      <text:p text:style-name="Text_20_body"><draw:frame draw:style-name="fr1" draw:name="9" text:anchor-type="as-char" svg:width="23.786cm" style:rel-width="100%" svg:height="9.234cm" style:rel-height="scale" draw:z-index="5"><draw:image xlink:href="Pictures/10000000000003830000015D06BBB0BE.gif" xlink:type="simple" xlink:show="embed" xlink:actuate="onLoad"/></draw:frame><text:line-break/><text:line-break/><text:line-break/></text:p>
      <text:p text:style-name="Text_20_body"><text:soft-page-break/></text:p>
      <text:h text:style-name="Heading_20_5" text:outline-level="5"><text:bookmark-start text:name="creer_une_entree_de_menu_contextuel"/>Créer une entrée de menu contextuel<text:bookmark-end text:name="creer_une_entree_de_menu_contextuel"/></text:h>
      <text:p text:style-name="Text_20_body"><draw:frame draw:style-name="fr1" draw:name="3" text:anchor-type="as-char" svg:width="2.117cm" svg:height="0.397cm" draw:z-index="6"><draw:image xlink:href="Pictures/10000200000000500000000F05C54FAA.gif" xlink:type="simple" xlink:show="embed" xlink:actuate="onLoad"/></draw:frame> : <text:a xlink:type="simple" xlink:href="http://www.freedom-ecm.org/freedom_2.14/cookbook/attributes/type">Ce document </text:a>donne d'autres informations concernant la modification des menus.</text:p>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ext:p text:style-name="Text_20_body"><draw:frame draw:style-name="fr1" draw:name="4" text:anchor-type="as-char" svg:width="2.117cm" svg:height="0.397cm" draw:z-index="7"><draw:image xlink:href="Pictures/10000200000000500000000F05C54FAA.gif" xlink:type="simple" xlink:show="embed" xlink:actuate="onLoad"/></draw:frame> : Chapitre à expliciter</text:p>
      <table:table table:name="Tableau18" table:style-name="Tableau18">
        <table:table-column table:style-name="Tableau18.A" table:number-columns-repeated="5"/>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t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text:soft-page-break/>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number-columns-repeated="2"/>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number-columns-repeated="2"/>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Heading_20_6" text:outline-level="6"><text:bookmark-start text:name="fichier_de_test1"/>Fichier de test<text:bookmark-end text:name="fichier_de_test1"/></text:h>
      <text:p text:style-name="Text_20_body">Ces fichiers contiennent des exemples de menu : </text:p>
      <text:list xml:id="list277657615" text:style-name="List_20_1">
        <text:list-item>
          <text:p text:style-name="P4"/>
          <text:p text:style-name="P10">FIXME internalmedia: freedom_2.14:admin:family:famille_test_menu.ods</text:p>
          <text:p text:style-name="P3"/>
        </text:list-item>
        <text:list-item>
          <text:p text:style-name="P4"/>
          <text:p text:style-name="P10">FIXME internalmedia: freedom_2.14:admin:family:menu_rafraichir_et_precedent_0.1.ods</text:p>
          <text:p text:style-name="P3"/>
        </text:list-item>
      </text:list>
      <text:p text:style-name="Text_20_body">Vous pouvez suivre les instructions de <text:a xlink:type="simple" xlink:href="http://www.freedom-ecm.org/freedom_2.14/admin/family/importation">cette page </text:a>pour importer ces familles dans dynacase.</text:p>
      <text:p text:style-name="Text_20_body"/>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text:soft-page-break/>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créer un nouvel attribut (nouvelle ligne) ayant le même identifiant que l'attribut à modifier.</text:p>
      <text:p text:style-name="Text_20_body">Il est nécessaire de redéfinir toutes les propriétés de l’attribut. </text:p>
      <text:p text:style-name="Text_20_body">L’attribut modifié perd toute relation avec l’attribut défini dans ses ancêtres. Si les propriétés de l’attribut de l’ancêtre sont modifiés, l’attribut fils modifié n’est pas impacté.</text:p>
      <text:p text:style-name="Text_20_body">Voici un exemple avec une nouvelle famille basée sur la famille “de base”</text:p>
      <text:p text:style-name="Text_20_body">^ ID^ ordre^ Nom^ type^ fenêtre^ R?^ T?^ O?^ Vi ^</text:p>
      <table:table table:name="Tableau7" table:style-name="Tableau7">
        <table:table-column table:style-name="Tableau7.A" table:number-columns-repeated="8"/>
        <table:table-column table:style-name="Tableau7.I"/>
        <table:table-row>
          <table:table-cell table:style-name="Tableau7.A1" office:value-type="string">
            <text:p text:style-name="P1">fr_basic</text:p>
          </table:table-cell>
          <table:table-cell table:style-name="Tableau7.A1" office:value-type="string">
            <text:p text:style-name="P1">0</text:p>
          </table:table-cell>
          <table:table-cell table:style-name="Tableau7.A1" office:value-type="string">
            <text:p text:style-name="P1">basique</text:p>
          </table:table-cell>
          <table:table-cell table:style-name="Tableau7.A1" office:value-type="string">
            <text:p text:style-name="P1">frame</text:p>
          </table:table-cell>
          <table:table-cell table:style-name="Tableau7.A1" office:value-type="string">
            <text:p text:style-name="P1">-</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W</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titre</text:p>
          </table:table-cell>
          <table:table-cell table:style-name="Tableau7.A1" office:value-type="string">
            <text:p text:style-name="P1">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O</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Mon nouveau titre</text:p>
          </table:table-cell>
          <table:table-cell table:style-name="Tableau7.A1" office:value-type="string">
            <text:p text:style-name="P1">long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W</text:p>
          </table:table-cell>
        </table:table-row>
      </table:table>
      <text:p text:style-name="Text_20_body">Dans ce cas, le champ “titre” ne sera plus visible car il sera remplacé par le champ “Mon nouveau titre”</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4">Créer un nouvel attribut ayant le même identifiant (comme pour modifier un attribut)</text:p>
        </text:list-item>
        <text:list-item>
          <text:p text:style-name="P4">Rendre se nouvel attribut invisible (comme on le fait pour la suppression de ses propres attributs)</text:p>
        </text:list-item>
      </text:list>
      <text:p text:style-name="Text_20_body"/>
      <text:h text:style-name="Heading_20_3" text:outline-level="3"><text:bookmark-start text:name="modifier_une_famille_depuis_l_interface_web"/><text:soft-page-break/>Modifier une famille depuis l'interface Web<text:bookmark-end text:name="modifier_une_famille_depuis_l_interface_web"/></text:h>
      <text:p text:style-name="Text_20_body">Pour modifier une famille, il faut :</text:p>
      <text:list xml:id="list1559832150" text:style-name="List_20_1">
        <text:list-item>
          <text:p text:style-name="P4">Aller dans le module “Gestion documentaire”</text:p>
        </text:list-item>
        <text:list-item>
          <text:p text:style-name="P4">Sélectionner la recherche “les familles”</text:p>
        </text:list-item>
        <text:list-item>
          <text:p text:style-name="P4">Sélectionner la famille à modifier</text:p>
        </text:list-item>
        <text:list-item>
          <text:p text:style-name="P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4">Faire un clic droit sur la famille et sélectionner le menu “Changer d'icône”</text:p>
        </text:list-item>
        <text:list-item>
          <text:p text:style-name="P4">Cliquer sur “Parcourir” et sélectionner une image sur le disque dur</text:p>
        </text:list-item>
        <text:list-item>
          <text:p text:style-name="P4">Cliquer sur le bouton “Importer”</text:p>
        </text:list-item>
      </text:list>
      <text:p text:style-name="Text_20_body"/>
      <text:h text:style-name="Heading_20_4" text:outline-level="4"><text:bookmark-start text:name="exemples_de_familles_a_importer_dans_freedom"/>Exemples de familles à importer dans d<text:bookmark-end text:name="exemples_de_familles_a_importer_dans_freedom"/>ynacase</text:h>
      <text:p text:style-name="Text_20_body">Vous trouverez dans ce chapitre des familles à importer dans dynacase. Le but est de vous familiariser dans la création de familles et vous donnant des exemples.</text:p>
      <text:p text:style-name="Text_20_body">Pour importer ces familles, il faut suivre <text:a xlink:type="simple" xlink:href="http://www.freedom-ecm.org/freedom_2.14/admin/family/importation">ce chapitre</text:a>. </text:p>
      <text:p text:style-name="Text_20_body">Mais en résumé, cette commande permet d'importer un document dans dynacase : </text:p>
      <text:p text:style-name="Preformatted_20_Text">/usr/share/what/wsh.php --api=freedom_import --file=VotreFichier.od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38:09</meta:creation-date>
    <meta:generator>OpenOffice.org/3.2$Linux OpenOffice.org_project/320m19$Build-9505</meta:generator>
    <dc:date>2011-04-05T09:51:39</dc:date>
    <meta:editing-duration>PT11H44M59S</meta:editing-duration>
    <meta:editing-cycles>34</meta:editing-cycles>
    <dc:creator>Eric Brison</dc:creator>
    <meta:document-statistic meta:table-count="27" meta:image-count="8" meta:object-count="6" meta:page-count="25" meta:paragraph-count="964" meta:word-count="8564" meta:character-count="542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ffcc99" fo:border="0.002cm solid #000000"/>
      <style:text-properties fo:color="#000000"/>
    </style:style>
    <style:style style:name="ce4" style:family="table-cell" style:parent-style-name="Default">
      <style:table-cell-properties fo:background-color="transparent" fo:border="0.002cm solid #000000"/>
      <style:text-properties fo:color="#000000"/>
    </style:style>
    <style:style style:name="ce5"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transparent" fo:border="0.002cm solid #000000"/>
      <style:text-properties fo:color="#000000"/>
    </style:style>
    <style:style style:name="ce4" style:family="table-cell" style:parent-style-name="Default">
      <style:table-cell-properties fo:background-color="#ccccff" fo:border="0.002cm solid #000000"/>
      <style:text-properties fo:color="#000000"/>
    </style:style>
    <style:style style:name="ce5" style:family="table-cell" style:parent-style-name="Default">
      <style:table-cell-properties fo:background-color="#ffcc99" fo:border="0.002cm solid #000000"/>
      <style:text-properties fo:color="#000000"/>
    </style:style>
    <style:style style:name="ce6"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02cm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5">25/02/2011</text:date>, <text:time>18:19:39</text:time></text:p>
        </style:region-right>
      </style:header>
      <style:header-left style:display="false"/>
      <style:footer>
        <text:p>Page <text:page-number>1</text:page-number> / <text:page-count>99</text:page-count></text:p>
      </style:footer>
      <style:footer-left style:display="false"/>
    </style:master-page>
  </office:master-styles>
</office:document-styles>
</file>